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222.75006mm" fo:page-width="157.50116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c6c7c8" draw:opacity="100.0%" draw:stroke="none"/>
    </style:style>
    <style:style style:family="graphic" style:name="style-3">
      <style:graphic-properties draw:fill="solid" draw:fill-color="#c6c7c8" draw:opacity="100.0%" draw:stroke="none"/>
    </style:style>
    <style:style style:family="graphic" style:name="style-4">
      <style:graphic-properties draw:fill="solid" draw:fill-color="#c6c7c8" draw:opacity="100.0%" draw:stroke="none"/>
    </style:style>
    <style:style style:family="graphic" style:name="style-5">
      <style:graphic-properties draw:fill="solid" draw:fill-color="#c6c7c8" draw:opacity="100.0%" draw:stroke="none"/>
    </style:style>
    <style:style style:family="graphic" style:name="style-6">
      <style:graphic-properties draw:fill="solid" draw:fill-color="#c6c7c8" draw:opacity="100.0%" draw:stroke="none"/>
    </style:style>
    <style:style style:family="graphic" style:name="style-7">
      <style:graphic-properties draw:fill="solid" draw:fill-color="#c6c7c8" draw:opacity="100.0%" draw:stroke="none"/>
    </style:style>
    <style:style style:family="graphic" style:name="style-8">
      <style:graphic-properties draw:fill="solid" draw:fill-color="#c6c7c8" draw:opacity="100.0%" draw:stroke="none"/>
    </style:style>
    <style:style style:family="graphic" style:name="style-9">
      <style:graphic-properties draw:fill="solid" draw:fill-color="#c6c7c8" draw:opacity="100.0%" draw:stroke="none"/>
    </style:style>
    <style:style style:family="graphic" style:name="style-10">
      <style:graphic-properties draw:fill="solid" draw:fill-color="#c6c7c8" draw:opacity="100.0%" draw:stroke="none"/>
    </style:style>
    <style:style style:family="graphic" style:name="style-11">
      <style:graphic-properties draw:fill="solid" draw:fill-color="#c6c7c8" draw:opacity="100.0%" draw:stroke="none"/>
    </style:style>
    <style:style style:family="graphic" style:name="style-12">
      <style:graphic-properties draw:fill="solid" draw:fill-color="#c6c7c8" draw:opacity="100.0%" draw:stroke="none"/>
    </style:style>
    <style:style style:family="graphic" style:name="style-13">
      <style:graphic-properties draw:fill="solid" draw:fill-color="#c6c7c8" draw:opacity="100.0%" draw:stroke="none"/>
    </style:style>
    <style:style style:family="graphic" style:name="style-14">
      <style:graphic-properties draw:fill="solid" draw:fill-color="#ffffff" draw:opacity="100.0%" draw:stroke="solid" svg:stroke-color="#000000" draw:stroke-linejoin="round" svg:stroke-opacity="100.0%" svg:stroke-width="0.14999229mm"/>
    </style:style>
    <style:style style:family="graphic" style:name="style-15">
      <style:graphic-properties draw:fill="solid" draw:fill-color="#c6c7c8" draw:opacity="100.0%" draw:stroke="none"/>
    </style:style>
    <style:style style:family="graphic" style:name="style-16">
      <style:graphic-properties draw:fill="solid" draw:fill-color="#ffffff" draw:opacity="100.0%" draw:stroke="solid" svg:stroke-color="#000000" draw:stroke-linejoin="round" svg:stroke-opacity="100.0%" svg:stroke-width="0.14999229mm"/>
    </style:style>
    <style:style style:family="graphic" style:name="style-17">
      <style:graphic-properties draw:fill="solid" draw:fill-color="#c6c7c8" draw:opacity="100.0%" draw:stroke="none"/>
    </style:style>
    <style:style style:family="graphic" style:name="style-18">
      <style:graphic-properties draw:fill="solid" draw:fill-color="#c6c7c8" draw:opacity="100.0%" draw:stroke="none"/>
    </style:style>
    <style:style style:family="graphic" style:name="style-19">
      <style:graphic-properties draw:fill="solid" draw:fill-color="#c6c7c8" draw:opacity="100.0%" draw:stroke="none"/>
    </style:style>
    <style:style style:family="graphic" style:name="style-20">
      <style:graphic-properties draw:fill="solid" draw:fill-color="#c6c7c8" draw:opacity="100.0%" draw:stroke="none"/>
    </style:style>
    <style:style style:family="graphic" style:name="style-21">
      <style:graphic-properties draw:fill="solid" draw:fill-color="#c6c7c8" draw:opacity="100.0%" draw:stroke="none"/>
    </style:style>
    <style:style style:family="graphic" style:name="style-22">
      <style:graphic-properties draw:fill="solid" draw:fill-color="#c6c7c8" draw:opacity="100.0%" draw:stroke="none"/>
    </style:style>
    <style:style style:family="graphic" style:name="style-23">
      <style:graphic-properties draw:fill="solid" draw:fill-color="#c6c7c8" draw:opacity="100.0%" draw:stroke="none"/>
    </style:style>
    <style:style style:family="graphic" style:name="style-24">
      <style:graphic-properties draw:fill="solid" draw:fill-color="#c6c7c8" draw:opacity="100.0%" draw:stroke="none"/>
    </style:style>
  </office:automatic-styles>
  <office:body>
    <office:drawing>
      <draw:page draw:master-page-name="Default" draw:name="page1" draw:style-name="DP1">
        <draw:g draw:id="Livello_1">
          <draw:g>
            <draw:g>
              <draw:path svg:d="M 0.0 2853.1873 C 0.0 1277.4082 1277.3291 0.0 2853.1082 0.0 L 2853.1082 0.0 C 4428.834 0.0 5706.2153 1277.4082 5706.2153 2853.1873 L 5706.2153 2853.1873 C 5706.2153 4428.887 4428.834 5706.241 2853.1082 5706.241 L 2853.1082 5706.241 L 2853.1082 5686.4233 L 2853.1082 5666.6055 C 3630.0835 5666.5264 4333.3457 5351.751 4842.457 4842.561 L 4842.457 4842.561 C 5351.6206 4333.3174 5666.528 3630.161 5666.528 2853.1858 L 5666.528 2853.1858 C 5666.528 2076.2104 5351.6206 1372.9216 4842.457 863.75696 L 4842.457 863.75696 C 4333.3457 354.5399 3630.0835 39.685883 2853.1082 39.685883 L 2853.1082 39.685883 C 2076.1594 39.685883 1372.9232 354.5399 863.67944 863.75696 L 863.67944 863.75696 C 354.5948 1372.9208 39.71414 2076.2363 39.71414 2853.1858 L 39.71414 2853.1858 C 39.71414 3630.161 354.56815 4333.3184 863.67944 4842.561 L 863.67944 4842.561 C 1372.9229 5351.725 2076.1587 5666.5264 2853.1082 5666.6055 L 2853.1082 5666.6055 L 2853.1082 5686.4233 L 2853.1082 5706.241 C 1277.3287 5706.2153 0.0 4428.887 0.0 2853.1873 L 0.0 2853.1873 z" svg:height="57.062412mm" draw:style-name="style-2" svg:viewBox="0.0 0.0 5706.2153 5706.241" svg:width="57.062157mm" svg:x="50.356556mm" svg:y="82.87781mm"/>
              <draw:path svg:d="M 19.843748 4751.625 C 14.631293 4751.625 9.49837 4749.456 5.820865 4745.752 L 5.820865 4745.752 C 2.116715 4742.0474 0.0 4736.941 0.0 4731.7554 L 0.0 4731.7554 L 0.0 19.843748 C 0.0 14.605051 2.116715 9.498774 5.820865 5.7942195 L 5.820865 5.7942195 C 9.525016 2.0896657 14.631293 0.0 19.843748 0.0 L 19.843748 0.0 L 4801.0493 0.0 C 4806.261 0.0 4811.394 2.0904732 4815.0986 5.7942195 L 4815.0986 5.7942195 C 4818.7764 9.498774 4820.893 14.605051 4820.893 19.843748 L 4820.893 19.843748 L 4820.893 4731.7554 C 4820.893 4736.941 4818.7764 4742.0747 4815.0986 4745.752 L 4815.0986 4745.752 C 4811.368 4749.456 4806.261 4751.625 4801.0493 4751.625 L 4801.0493 4751.625 L 19.843748 4751.625 L 19.843748 4751.625 z M 4801.0234 4731.7554 L 4801.0234 4711.8584 L 4801.0234 4731.7554 L 4801.0234 4731.7554 z M 39.687496 4711.8584 L 4781.153 4711.8584 L 4781.153 39.687496 L 39.687496 39.687496 L 39.687496 4711.8584 L 39.687496 4711.8584 z" svg:height="47.51625mm" draw:style-name="style-3" svg:viewBox="0.0 0.0 4820.893 4751.625" svg:width="48.208927mm" svg:x="54.786476mm" svg:y="92.43138mm"/>
            </draw:g>
            <draw:g>
              <draw:path svg:d="M 141.27205 329.5656 L 120.713715 329.5656 L 120.713715 309.0073 L 141.27205 309.0073 L 141.27205 329.5656 z M 211.57219 464.31757 L 204.24301 464.31757 L 204.24301 429.18082 C 211.57219 432.09164 226.22972 451.16754 211.57219 464.31757 z M 85.60362 2446.2854 C 94.36116 2450.6504 92.8795 2460.9438 92.8795 2468.193 C 88.51365 2471.1821 85.60362 2476.9763 78.22196 2474.1196 C 62.214382 2465.3088 78.22196 2453.5605 85.60362 2446.2854 z M 28.480173 2503.3557 C 24.008547 2509.2822 10.832671 2513.6748 15.251006 2523.834 L 0.59347147 2523.834 C -3.7457337 2509.2822 16.732666 2481.369 28.480173 2503.3557 z M 409.32175 2544.3657 C 401.99255 2550.239 397.57422 2561.9873 387.30838 2559.0242 L 380.05914 2551.775 C 371.24832 2556.0881 374.15915 2566.433 374.15915 2573.6824 C 334.60406 2582.414 327.30154 2529.8413 317.0357 2503.383 C 312.6965 2487.297 324.33823 2472.639 331.69324 2468.2205 C 341.95908 2499.018 336.11157 2535.6099 366.7767 2559.0515 L 394.6634 2531.1914 L 409.32175 2544.3657 z M 352.2249 1560.0364 C 325.84573 1549.7971 343.33496 1523.3912 338.99576 1504.3679 C 362.49078 1507.3312 347.83325 1540.9863 366.7767 1554.1621 C 362.48996 1557.073 359.50082 1562.9996 352.2249 1560.0364 z M 324.33743 1384.221 C 318.4899 1415.0452 350.7166 1428.1945 352.22412 1454.6002 C 322.93488 1469.2844 324.33743 1432.5603 309.70572 1419.3844 C 333.1216 1343.1842 254.0373 1281.695 281.87152 1202.6381 C 292.13736 1258.279 331.69324 1322.7317 324.33743 1384.221 z M 429.80014 83.5293 L 415.22174 83.5293 L 464.96353 0.0 C 473.72107 27.781733 448.85016 60.034286 429.80014 83.5293 z" svg:height="25.746492mm" draw:style-name="style-4" svg:viewBox="0.0 0.0 466.77316 2574.6494" svg:width="4.667732mm" svg:x="76.63565mm" svg:y="112.632324mm"/>
              <draw:path svg:d="M 0.0 0.19863127 L 0.0 28.085333 L 22.966135 5.1191964 C 15.821869 1.2563832 8.096243 -0.6483777 0.0 0.19863127 z" svg:height="0.28085232mm" draw:style-name="style-5" svg:viewBox="0.0 0.0 22.966135 28.085232" svg:width="0.22966136mm" svg:x="80.65558mm" svg:y="109.04101mm"/>
              <draw:path svg:d="M 35.13674 9.816099 C 31.723675 4.736468 27.38447 2.3020234 22.966135 0.0 L 0.0 22.966135 L 0.0 30.21537 C 17.621662 37.54454 21.960867 15.557835 35.13674 9.816099 z" svg:height="0.3169487mm" draw:style-name="style-6" svg:viewBox="0.0 0.0 35.13674 31.694872" svg:width="0.3513674mm" svg:x="80.65558mm" svg:y="109.09219mm"/>
              <draw:polygon svg:height="0.0013242085mm" draw:points="0.0,0.0 0.0,0.13242085 0.18490472,0.0" draw:style-name="style-7" svg:viewBox="0.0 0.0 1.0 1.0" svg:width="0.0018490473mm" svg:x="78.678085mm" svg:y="111.29909mm"/>
              <draw:path svg:d="M 35.13674 43.002865 C 46.80512 13.792762 22.092482 -6.6331544 0.18490472 1.9927723 L 0.0 2.125193 L 0.0 50.3062 C 13.150037 48.849567 29.315878 56.23203 35.13674 43.002865 z" svg:height="0.51069456mm" draw:style-name="style-8" svg:viewBox="0.0 0.0 38.13061 51.069458" svg:width="0.3813061mm" svg:x="78.678085mm" svg:y="111.27917mm"/>
              <draw:path svg:d="M 47.519707 43.92093 C 32.305843 31.1948 23.177687 15.87516 15.531189 0.0 L 0.0 15.610319 C 10.001811 37.49125 21.616896 55.959114 47.519707 43.92093 z" svg:height="0.47725302mm" draw:style-name="style-9" svg:viewBox="0.0 0.0 47.519707 47.725304" svg:width="0.47519708mm" svg:x="76.44526mm" svg:y="113.379776mm"/>
              <draw:rect svg:height="0.20558336mm" draw:style-name="style-10" svg:width="0.20558336mm" svg:x="77.84253mm" svg:y="115.7224mm"/>
              <draw:path svg:d="M 0.0 0.0 L 0.0 35.13674 L 7.329171 35.13674 C 21.986706 21.986706 7.329171 2.9108365 0.0 0.0 z" svg:height="0.3513674mm" draw:style-name="style-11" svg:viewBox="0.0 0.0 13.600789 35.13674" svg:width="0.13600789mm" svg:x="78.678085mm" svg:y="116.92413mm"/>
              <draw:path svg:d="M 0.0 0.0 L 0.0 21.934221 L 14.68418 21.934221 C 17.595016 10.265845 5.899995 7.3025255 0.0 0.0 z" svg:height="0.21934222mm" draw:style-name="style-12" svg:viewBox="0.0 0.0 15.141905 21.934221" svg:width="0.15141906mm" svg:x="84.30286mm" svg:y="123.73556mm"/>
              <draw:path svg:d="M 84.90518 50.90774 C 62.997604 31.831066 32.20007 -10.687331 0.0 2.4893506 C 27.808378 18.628546 49.76844 49.426083 84.90518 50.90774 z" svg:height="0.5090744mm" draw:style-name="style-13" svg:viewBox="0.0 0.0 84.90518 50.90744" svg:width="0.84905183mm" svg:x="85.431305mm" svg:y="125.61462mm"/>
              <draw:polygon svg:height="0.21987513mm" draw:points="7.3820586,21.987513 20.558336,0.0 0.0,21.987513" draw:style-name="style-14" svg:viewBox="0.0 0.0 20.558336 21.987513" svg:width="0.20558336mm" svg:x="64.05853mm" svg:y="134.56073mm"/>
              <draw:path svg:d="M 27.780926 42.46591 C 55.615143 8.7583475 8.784185 14.631697 0.0 0.0 C 1.4017231 17.595016 8.783379 39.52924 27.780926 42.46591 z" svg:height="0.42465913mm" draw:style-name="style-15" svg:viewBox="0.0 0.0 36.51316 42.46591" svg:width="0.36513162mm" svg:x="90.22133mm" svg:y="134.56099mm"/>
              <draw:path svg:d="M 0.0 10.609817 C 2.4869282 7.381655 4.286318 3.9161043 3.862813 0.0 C 2.4869282 3.4397123 1.2434641 7.037684 0.0 10.609817 z" svg:height="0.10609817mm" draw:style-name="style-16" svg:viewBox="0.0 0.0 3.9247248 10.609817" svg:width="0.03924725mm" svg:x="64.79619mm" svg:y="135.05867mm"/>
              <draw:g>
                <draw:path svg:d="M 4616.4854 851.9877 C 4628.154 834.4984 4645.775 831.5884 4658.9517 822.8042 C 4660.46 790.49835 4619.3696 794.91754 4623.736 759.675 C 4510.997 690.93646 4385.002 740.6783 4259.0605 746.52496 C 4083.2454 893.0511 3840.0933 756.8441 3626.2036 809.5751 C 3541.8015 861.5131 3454.1711 829.5246 3366.8857 808.7813 L 3368.5789 807.08813 C 3329.1562 800.52686 3300.6865 795.23486 3272.4292 794.94336 C 3324.7905 725.43695 3397.3918 700.48694 3474.862 685.1939 L 3473.83 686.2525 C 3588.157 663.9218 3702.1924 660.69366 3787.335 591.31964 C 3904.5452 494.61447 4048.0554 456.54108 4166.747 365.76254 C 4210.7207 362.8525 4251.6523 348.2733 4286.868 324.69916 C 4338.092 311.54913 4343.9917 233.89398 4405.481 247.12314 C 4431.8604 231.0098 4478.6914 216.3789 4475.8335 176.77054 C 4469.9336 159.25545 4449.4546 168.01299 4440.6177 154.78383 C 4465.515 125.54708 4524.147 131.36795 4510.97 84.483696 C 4452.339 83.05533 4513.907 44.92862 4497.741 14.183565 C 4365.9785 -41.484867 4276.6025 83.08116 4159.339 106.4704 C 4091.8171 226.90878 3986.6985 268.89832 3868.1648 293.5835 L 3867.5562 294.1923 C 3730.0522 323.53482 3580.3506 328.66776 3468.7498 415.55682 C 3391.121 564.9138 3212.4216 497.60446 3102.5664 584.04376 C 3008.7979 614.73553 2897.4878 582.53546 2793.401 611.878 C 2711.4065 663.1281 2627.9304 712.92236 2534.162 731.9191 C 2518.023 711.44073 2485.8494 696.75574 2484.3677 668.9482 C 2504.8203 642.5956 2531.2253 688.02484 2561.9963 682.0982 C 2581.0195 677.759 2591.2854 658.6823 2597.133 641.11395 C 2636.7148 603.06714 2676.2432 559.11957 2687.9382 500.5145 C 2777.394 488.76697 2671.9307 433.12518 2715.7725 395.05176 C 2729.0015 396.50677 2739.3208 421.40433 2750.9883 400.97842 L 2750.9883 373.0917 C 2711.433 343.8025 2774.43 291.04407 2715.7725 274.95737 C 2748.104 236.83066 2661.639 219.26228 2702.6223 176.77054 C 2689.4465 135.76044 2645.5515 168.01299 2624.994 148.85718 C 2635.2332 96.28449 2556.0962 109.460365 2554.668 56.70277 C 2499.0261 -15.131504 2403.8293 31.779388 2336.44 28.816069 L 2308.6323 8.337669 C 2239.7349 17.1485 2156.2854 -15.130697 2104.983 36.171886 C 2055.1619 78.6378 2043.441 178.27965 1957.0542 162.19293 C 1949.7251 175.34297 1929.22 179.70801 1936.4958 197.32968 C 1983.4326 231.0114 1933.5858 269.1373 1907.2333 295.41074 C 1883.8174 333.53745 1957.0542 346.7666 1914.5625 373.11917 C 1927.7383 414.1559 1885.2466 478.63516 1949.7258 493.16028 C 1945.36 504.9611 1930.7025 512.23694 1936.4967 528.37616 C 1968.7759 562.0046 1949.7258 635.3205 2020.026 626.5105 L 2012.6968 633.89215 C 2027.3544 670.4573 2074.2385 671.9389 2034.6835 711.46814 L 1964.3834 654.3447 C 1857.439 617.7529 1751.9755 597.27374 1633.3103 626.5105 C 1535.2292 562.0054 1412.1448 550.33704 1296.4429 528.37616 C 1242.2295 491.7844 1212.9141 406.7468 1141.106 395.07922 C 993.1245 282.26068 779.3411 311.57657 621.0942 247.1506 C 522.9869 225.19054 553.7049 88.92948 445.33133 78.663635 C 430.67337 14.184373 348.62616 31.806034 304.73187 28.842714 C 254.85806 61.095264 224.19254 4.0251093 178.71082 43.526894 C 174.37161 72.76364 209.53459 69.93194 219.69467 91.839516 C 120.13195 115.334526 263.6685 176.79718 206.51839 212.01305 C 250.4922 274.984 322.2207 301.3099 389.61 324.7258 C 442.34137 403.8626 542.0098 368.69922 600.5887 436.08932 C 763.1753 478.63437 865.72754 670.4573 1057.6034 647.06805 C 1097.185 670.4839 1138.1427 691.04144 1190.9531 682.1515 C 1272.9479 734.96234 1382.8024 739.35406 1457.4417 795.02246 C 1385.7131 811.13586 1308.0846 818.43835 1239.2662 844.8434 C 1114.674 761.3141 953.64856 828.67755 811.4879 787.6933 C 656.2305 793.54083 498.03604 849.2351 374.95206 739.3807 C 285.65518 742.2907 199.18922 651.5122 114.23155 724.72314 C 122.9891 749.5408 162.54457 764.27826 191.86046 767.1891 C 137.64743 822.88416 52.74266 742.29156 2.8684456 809.65497 C -11.736606 847.7018 33.66598 830.1334 43.931828 852.0676 L 30.702662 865.29675 C 14.668839 923.9285 84.91568 897.5493 108.33156 922.4469 C 83.434425 945.86273 120.13195 944.3811 128.8895 963.43115 C 234.35262 950.25525 342.77863 988.3287 445.3047 985.41785 C 509.78354 951.7894 606.46246 970.7603 676.7622 985.41785 C 908.1668 1102.5756 1168.8873 997.0862 1422.3315 1020.6337 C 1543.9342 1065.983 1652.307 1016.2154 1773.8572 1063.0464 C 1836.9073 1101.1989 1825.2131 1186.0774 1886.7024 1231.5591 C 1892.6024 1373.6403 1951.1017 1493.7614 1999.5476 1618.2216 C 1984.7576 1704.6609 1939.4342 1777.8711 1957.0026 1877.513 C 1870.5366 2015.2023 1907.1816 2202.686 1773.858 2321.2988 C 1757.0834 2365.1406 1737.0806 2407.315 1710.4374 2465.9727 L 1712.263 2464.147 C 1662.9976 2567.784 1616.2191 2671.8716 1622.2782 2798.898 C 1644.2649 2910.2615 1494.8287 2929.2583 1481.6787 3024.455 C 1197.5427 3291.0488 1116.9243 3642.628 1052.4187 4001.482 C 1008.57733 4073.3428 948.4377 4152.4004 854.6692 4149.5166 C 810.7749 4231.564 925.04846 4241.7764 960.1319 4290.09 C 1017.3349 4303.2656 1080.3054 4380.895 1130.1001 4332.555 C 1147.6947 4291.4917 1153.5951 4247.518 1150.6052 4197.7764 C 1201.9077 4145.0713 1196.0607 4068.8713 1213.5762 4001.4553 C 1244.3999 3903.401 1324.9392 3825.6924 1368.9126 3734.914 C 1481.7046 3623.6304 1505.0938 3463.901 1587.1672 3333.515 C 1694.1116 3195.852 1839.1302 3062.502 1909.4296 2904.3074 C 1931.4163 2990.7734 1935.8346 3084.5417 1973.9088 3165.0278 L 1931.417 3516.686 C 1847.8877 3699.778 1903.6095 3903.401 1944.5929 4086.493 C 1979.7296 4210.953 2101.3323 4307.658 2064.7139 4451.1685 C 2110.169 4518.6113 2029.5505 4587.4297 2107.259 4641.6416 C 2137.924 4672.36 2203.964 4626.9575 2233.1477 4662.12 C 2250.7952 4670.9307 2284.4502 4678.18 2296.1187 4654.8174 L 2303.5269 4662.12 C 2337.182 4672.36 2398.7239 4678.18 2401.7136 4626.9575 C 2436.797 4651.854 2474.9504 4670.9307 2521.755 4662.12 C 2624.36 4624.073 2742.9727 4644.472 2858.6755 4654.8174 C 2920.1648 4610.8438 3003.6675 4685.5615 3056.425 4619.655 C 3021.3416 4518.6113 2898.2305 4537.6606 2803.0337 4536.2056 C 2735.6443 4517.129 2681.431 4467.3076 2627.2183 4416.085 C 2551.045 4244.6616 2593.5366 4039.557 2592.055 3846.2258 C 2574.4866 3749.5205 2567.1575 3649.958 2571.6292 3544.495 C 2603.829 3501.9768 2584.805 3439.085 2619.9417 3396.5142 C 2575.9683 3239.828 2694.581 3132.857 2704.926 2989.2676 C 2791.3127 3093.3284 2786.8938 3233.9014 2893.8389 3326.188 C 2920.1914 3501.951 2962.7366 3670.437 3104.7644 3797.9397 C 3145.801 4010.2153 3432.98 4121.6045 3428.5083 4353.0884 C 3548.6294 4523.004 3592.5237 4232.9673 3731.7737 4290.038 C 3762.439 4203.6514 3875.2842 4247.493 3900.181 4156.715 C 3908.965 4121.6045 3916.2676 4095.2253 3892.8784 4064.428 C 3799.1365 4083.5571 3702.4836 4114.3022 3611.6528 4114.3022 C 3547.1736 4083.5579 3514.8943 4013.2043 3478.3025 3958.965 C 3419.6707 3743.7004 3353.8164 3529.811 3217.582 3348.1748 C 3110.6377 3248.5588 3142.811 3080.0994 3056.4243 2967.2808 C 3015.414 2702.1685 2931.9114 2456.1057 2803.033 2229.067 C 2819.1196 2056.1616 2656.5334 1928.7646 2725.4043 1758.8759 C 2681.431 1722.2842 2723.896 1651.9315 2690.241 1610.8682 C 2725.1929 1552.2897 2739.0034 1485.2969 2750.2485 1417.2987 L 2710.0056 1457.6476 C 2699.3425 1499.4514 2689.0242 1541.3617 2677.1177 1583.113 C 2662.4333 1587.4523 2634.5725 1607.9307 2655.051 1625.579 C 2699.0244 1651.9049 2656.5593 1713.3942 2690.2668 1744.1918 C 2694.606 1795.4418 2687.357 1842.2461 2669.735 1884.7645 C 2643.3826 1873.0437 2592.08 1873.0437 2592.08 1912.5988 C 2612.6118 1936.0146 2652.1934 1911.0905 2677.1167 1899.4229 C 2687.356 2237.851 2718.101 2560.0608 2677.1167 2904.284 C 2562.7642 2814.9604 2514.4507 2655.311 2444.1514 2524.9507 L 2436.8223 2524.9507 C 2451.4797 2684.5476 2559.9065 2823.7446 2669.735 2954.105 C 2671.2168 3113.7544 2554.0332 3225.118 2584.83 3396.4883 C 2564.2717 3441.8909 2571.654 3501.9243 2542.364 3544.4692 C 2565.78 3771.5347 2558.424 3994.182 2549.6133 4227.0938 C 2575.9924 4363.275 2618.4841 4518.6113 2775.1704 4556.6855 C 2857.297 4593.2773 2952.4673 4537.662 3021.365 4606.4272 C 2996.4675 4640.162 2953.9756 4600.6587 2915.8489 4613.809 C 2920.2148 4600.6587 2908.5464 4593.2773 2901.1914 4584.4937 C 2873.3572 4635.7695 2800.0938 4631.3516 2747.3628 4619.6562 C 2685.9001 4600.6587 2611.1816 4632.8066 2549.6133 4591.769 C 2536.4634 4637.2246 2480.7424 4640.1606 2444.1772 4626.959 C 2400.2563 4616.7188 2445.659 4566.9253 2401.738 4556.6855 C 2477.859 4458.552 2381.1797 4363.275 2381.1797 4262.178 L 2346.043 4092.3154 L 2373.8503 4079.0862 C 2140.885 3770.0264 2433.9106 3422.8667 2346.043 3059.5676 C 2302.0696 2902.8813 2313.817 2732.966 2331.3853 2567.4424 C 2328.4753 2558.605 2318.2095 2560.0608 2310.827 2560.0608 C 2290.4011 2589.35 2302.0696 2620.1743 2296.1694 2658.2476 C 2275.7437 2850.0706 2190.7334 3025.9126 2233.1985 3235.3828 C 2233.1985 3266.1013 2205.3643 3286.633 2190.7327 3312.959 C 2214.201 3371.5906 2146.8118 3421.4116 2170.2275 3481.4983 C 2083.7883 3641.1213 2249.3643 3809.5815 2162.9783 3986.7993 C 2240.607 4118.641 2149.8025 4294.4565 2268.441 4408.6777 L 2240.607 4437.967 C 2290.4011 4487.788 2310.8538 4563.988 2366.5488 4599.1504 C 2365.0671 4615.2363 2375.3064 4648.8926 2346.0703 4641.6157 C 2305.0862 4654.7915 2283.0203 4521.5215 2268.442 4619.629 L 2268.442 4641.6157 C 2231.7969 4644.447 2242.0894 4528.7705 2198.1416 4599.1504 L 2205.3909 4619.629 C 2181.975 4624.0474 2193.7227 4588.885 2170.2275 4578.5913 C 2167.3176 4587.4023 2155.6492 4584.465 2149.8018 4584.465 C 2138.0007 4562.557 2127.7617 4580.0723 2114.5857 4584.465 L 2114.5857 4599.149 C 2050.1064 4561.102 2151.1775 4500.936 2092.6516 4458.549 C 2117.4958 4257.836 1943.1621 4121.628 1938.7697 3923.826 C 1847.9645 3683.5847 2013.5405 3477.1035 1987.1622 3228.0513 C 1997.4014 3266.0981 1991.5013 3323.3281 2036.9564 3333.4873 C 2031.0565 3248.5564 2026.7173 3173.838 1973.9855 3102.0303 C 1968.0856 3005.3518 1922.7354 2901.3699 1959.328 2813.5022 C 2053.0964 2708.0396 2184.885 2618.6895 2240.607 2497.0608 C 2266.9326 2552.7817 2343.1328 2535.1343 2388.4822 2539.6057 C 2425.1797 2541.0342 2454.469 2513.2266 2471.9849 2482.4292 C 2471.9849 2464.834 2466.1372 2451.6848 2451.5063 2439.9373 C 2439.8647 2435.5981 2432.4563 2447.319 2423.672 2454.595 C 2435.393 2460.5215 2428.0115 2473.6975 2431.0015 2482.4558 C 2397.2937 2456.1033 2360.7012 2558.6292 2338.7146 2482.4558 C 2316.7278 2486.9272 2319.7178 2514.7349 2290.4019 2504.4158 C 2256.7468 2478.0107 2263.9968 2442.9265 2283.0203 2412.1555 C 2286.0103 2401.8896 2274.2627 2398.9797 2268.442 2391.6506 C 2233.226 2437.1057 2195.1526 2497.0867 2170.2551 2552.835 C 2099.9548 2636.2844 2014.9972 2712.4844 1938.7979 2791.5422 C 1927.1295 2621.6792 1916.6255 2430.4128 1916.0175 2237.6104 L 1915.6735 2238.0334 C 1916.2024 2174.4805 1917.8964 2112.0657 1922.0232 2053.3281 C 1930.8341 2000.5706 1963.0074 1959.5331 1971.8175 1906.8546 C 1998.2225 1911.1405 2025.9777 1950.6964 2048.0176 1920.0305 C 2030.3701 1889.2329 1976.1567 1873.0938 1977.6384 1821.8436 C 1998.1968 1752.946 1993.7776 1678.3075 2034.7885 1618.22 C 1973.2467 1495.1888 1923.4249 1358.9286 1914.6675 1224.1492 C 1980.6283 1196.315 2061.167 1276.9069 2147.5537 1238.86 C 2210.5247 1187.5841 2338.0273 1232.9601 2351.2034 1118.6865 C 2342.4458 1111.4373 2335.064 1099.6631 2323.3691 1104.0289 C 2302.8906 1191.9766 2200.2847 1169.9633 2140.2246 1203.7241 C 2074.3435 1222.7208 2009.8643 1200.7341 1957.1592 1168.5082 C 1886.859 1109.9556 1863.444 1030.8188 1816.4806 963.4295 C 1762.2672 897.5485 1684.692 882.8902 1633.4153 809.6534 C 1670.0603 790.5767 1711.0437 778.8292 1753.5363 774.4375 C 1779.9413 828.65094 1834.1548 761.2875 1879.4781 767.1883 C 1968.9075 751.0491 2083.1277 865.29596 2132.9229 739.35406 L 2112.4443 717.3674 C 2037.805 827.22253 1939.5924 702.70984 1837.0664 731.9724 C 1804.5757 726.6279 1772.2173 731.1787 1740.308 737.95233 L 1738.8795 739.3807 C 1738.5089 739.06335 1738.1383 738.8252 1737.7686 738.5079 C 1684.243 750.1762 1632.3058 769.94006 1585.1042 774.46497 C 1467.894 733.4549 1365.3679 663.1814 1261.3336 591.3729 C 1281.892 669.0281 1378.5438 695.4073 1437.1757 746.63074 C 1338.9888 734.989 1233.5256 642.6497 1106.0758 647.06805 C 1024.0286 607.51294 920.0738 617.7788 846.86365 556.1837 C 751.5872 506.46857 685.7059 386.34753 578.7615 365.78918 L 565.5852 380.44672 L 641.7324 430.21515 C 584.58234 403.88925 531.8776 362.87836 465.89047 352.63916 C 461.60416 345.30997 448.37497 342.3733 452.71417 330.6258 C 470.3621 324.7258 496.688 318.98407 501.10632 295.43658 C 422.04868 285.24985 411.80948 189.97386 339.94855 176.82382 C 325.29062 166.55798 360.45358 148.91048 339.94855 134.38455 C 288.69885 110.8629 266.7913 65.5136 214.05992 49.34776 C 278.45966 61.095264 322.3802 124.09287 382.4936 148.91048 C 408.8195 135.81374 402.99863 108.00616 402.99863 84.51115 C 385.40402 65.51441 360.45358 65.51441 339.94855 56.730225 C 417.57745 17.175146 426.41452 135.78789 495.28546 134.38536 C 556.82764 299.82907 767.7535 330.62662 930.33966 330.62662 C 1034.2944 392.1159 1169.073 390.71338 1239.4528 513.7186 L 1211.5656 548.882 C 1218.9476 562.03204 1234.9811 554.80865 1246.7286 556.1845 C 1254.1102 547.4003 1265.8053 540.12445 1261.3861 528.37695 L 1303.8779 556.1845 C 1471.8085 559.1745 1613.5465 643.65576 1737.7943 738.48285 C 1738.6672 738.2979 1739.4609 738.1655 1740.3346 737.9273 L 1753.5637 724.6981 L 1675.9877 647.04297 C 1719.882 645.53467 1765.2845 620.6638 1809.258 641.143 C 1826.7731 696.7848 1889.7974 642.62463 1929.379 668.97723 C 1963.0342 696.7848 2015.7659 704.16644 2027.5134 752.47986 C 2064.1584 755.41656 2091.9128 691.0172 2125.621 724.6723 C 2132.9502 712.9514 2153.5078 707.0248 2147.608 689.5089 L 2160.7837 704.16644 C 2153.5078 712.9506 2141.7869 720.174 2147.608 731.9474 C 2168.1663 746.6049 2194.4922 768.6716 2217.908 759.75494 C 2229.629 783.24994 2219.3896 821.37665 2253.0447 830.1342 C 2283.869 809.6558 2253.0447 778.8316 2253.0447 752.47906 C 2213.4895 699.7739 2182.7979 695.3556 2188.592 626.4847 C 2176.9236 620.63715 2184.1738 607.4613 2182.7979 598.70374 L 2203.303 611.87964 C 2182.7979 641.11633 2222.2996 680.69806 2238.3862 711.4423 C 2248.7056 714.40564 2253.044 702.6848 2258.9446 696.7581 C 2288.2605 721.6815 2264.7922 740.73157 2273.6023 774.41327 C 2282.3599 796.4533 2317.4966 828.6267 2336.5732 794.9716 C 2368.7466 772.95825 2379.039 740.73236 2393.7234 711.4423 L 2371.71 689.5081 C 2340.9656 704.16565 2345.305 746.57904 2316.015 767.16327 C 2292.5989 733.429 2302.9182 699.7739 2280.8516 661.6472 C 2323.3965 649.9789 2373.1382 660.1922 2406.8726 626.5105 C 2395.204 658.7364 2402.454 696.784 2399.57 731.94653 C 2420.1016 746.6041 2431.796 774.4125 2456.6667 774.4125 C 2461.1118 767.16327 2474.182 764.22577 2469.8428 752.4783 L 2463.9426 746.57825 C 2502.9956 766.766 2538.2905 766.2371 2572.2104 756.02374 C 2538.5288 766.60693 2504.7153 776.79364 2469.8435 781.7941 C 2468.415 808.12006 2499.1594 786.16 2504.9802 802.2725 C 2689.5798 740.7308 2931.2769 733.37494 3109.9497 809.6017 C 3004.5137 857.9143 2891.7217 934.06195 2800.9165 1013.1721 C 2825.8142 1038.043 2838.99 994.17535 2863.8875 998.4879 C 2994.1946 890.1144 3157.2046 814.5231 3335.481 831.4826 L 3334.8464 832.1173 C 3377.762 837.1444 3420.7302 846.72235 3463.6982 865.21686 C 3640.9429 822.8042 3856.2607 805.15674 4040.9136 844.7643 C 4124.2837 834.4984 4207.839 822.8301 4272.2915 767.10913 L 4300.1523 767.10913 C 4323.5684 808.0934 4387.994 775.8667 4427.5493 794.94336 C 4440.725 802.2459 4452.447 811.0567 4470.041 809.6009 C 4411.409 857.9135 4348.4385 770.04584 4294.199 830.0793 C 4304.465 840.34515 4322.086 863.78687 4335.262 844.7635 C 4326.505 874.05273 4294.199 874.05273 4272.2646 887.2294 C 4244.457 871.06354 4244.457 830.0793 4209.294 830.0793 C 4193.155 843.2552 4180.005 863.78687 4194.636 879.8736 C 4219.5337 919.402 4270.783 919.402 4307.428 907.73444 C 4329.415 893.0769 4352.831 881.3294 4370.4517 857.9135 L 4364.552 851.9869 L 4588.627 865.21606 L 4511.0513 887.2294 C 4481.7617 871.06354 4446.5986 884.2927 4420.1934 900.37946 C 4417.283 904.7186 4411.383 907.7086 4412.8643 915.037 C 4446.5986 941.442 4497.822 923.8478 4540.367 928.2128 C 4518.3003 935.5154 4436.3325 942.92365 4385.0303 950.1729 C 4399.7144 932.63116 4420.1934 900.3786 4385.0303 887.2286 C 4352.804 939.9337 4303.0356 972.1071 4237.1016 957.5021 C 4175.5596 969.2496 4244.4307 910.6178 4188.709 907.70776 C 4140.3965 1007.3238 3996.886 979.48956 3900.181 985.3363 C 3778.5781 1021.9813 3623.321 1036.5864 3498.8608 998.4863 C 3382.4177 1053.1495 3268.0117 990.86646 3155.4846 1011.60974 L 3153.765 1013.3296 C 3122.2002 1018.3034 3098.2554 1026.0032 3074.7605 1040.9789 C 3004.4604 1021.9555 2931.2244 1014.65295 2863.8342 1048.3605 L 2808.1392 1103.9498 C 2789.1423 1074.7131 2860.9233 1064.3948 2815.5208 1040.9789 L 2758.3975 1098.1023 C 2720.324 1048.3605 2689.4998 1159.6442 2639.7056 1174.3025 C 2579.6978 1188.96 2504.927 1209.3859 2449.311 1174.3025 L 2379.0107 1103.9498 C 2364.3533 1112.7874 2362.8716 1127.4448 2371.6816 1139.1656 C 2399.5159 1194.755 2458.121 1209.3859 2504.952 1231.4525 C 2581.1255 1224.0709 2658.7805 1224.0709 2710.1099 1161.0732 C 2727.599 1177.2391 2749.6123 1177.2391 2765.699 1196.2367 C 2749.9038 1284.9247 2729.8745 1371.4965 2707.8086 1457.566 L 2748.184 1417.2172 C 2755.804 1371.1533 2762.3918 1324.7455 2773.055 1279.7926 C 2809.6467 1205.0741 2803.799 1106.9664 2898.9968 1062.9664 C 2951.7544 1033.7563 3019.1438 1055.6638 3074.7864 1062.9664 C 3088.73 1056.0869 3103.1494 1051.4038 3128.7615 1047.277 L 3131.5134 1044.5251 C 3252.3748 1015.84393 3391.5984 1065.9297 3513.4927 1027.8296 C 3720.0796 1082.0431 3911.9282 986.7929 4111.134 998.5138 C 4158.0703 942.9245 4232.762 998.5138 4279.5674 978.0354 C 4370.4785 983.8829 4480.2803 969.3045 4568.201 963.37787 C 4598.893 950.20197 4568.201 926.81274 4568.201 907.736 L 4631.1987 879.8752 C 4636.9116 866.67267 4623.761 860.8776 4616.4854 851.9877 z M 2645.5781 400.92673 L 2639.6514 359.86334 L 2645.5781 373.0392 L 2645.5781 400.92673 z M 2652.854 324.6733 L 2639.678 302.76575 C 2642.6147 307.15744 2645.6047 311.5233 2652.854 310.01498 L 2652.854 324.6733 z M 2695.3723 317.39743 L 2702.6482 317.39743 C 2705.6116 330.5475 2701.14 365.71005 2702.6482 380.3684 L 2695.3723 380.3684 L 2695.3723 317.39743 z M 2695.3723 458.02353 L 2695.3723 465.35272 C 2676.2957 474.11026 2680.7407 452.17682 2674.8406 443.366 C 2685.133 440.37604 2687.9907 452.17603 2695.3723 458.02353 z M 2687.9907 260.274 L 2674.8406 274.93152 L 2667.5913 254.45312 C 2674.8406 254.42648 2685.133 251.46317 2687.9907 260.274 z M 2674.8406 184.04723 C 2649.943 195.79472 2668.9932 260.274 2625.0464 225.13725 C 2610.3613 187.03719 2644.0964 178.22635 2674.8406 184.04723 z M 2562.0488 134.30542 L 2589.9622 134.30542 C 2588.4539 143.06297 2595.7297 157.74715 2582.5537 162.13965 C 2563.5571 170.898 2560.5405 148.83134 2562.0488 134.30542 z M 943.1429 4222.991 C 940.65594 4230.1616 938.7241 4237.729 939.7298 4247.465 C 924.6484 4238.972 936.4488 4231.908 943.1429 4222.991 C 944.38635 4219.3936 945.6298 4215.8213 947.0057 4212.3813 C 947.4292 4216.297 945.6298 4219.763 943.1429 4222.991 z M 1094.9872 4325.1733 L 1024.6875 4290.0366 C 1020.26874 4241.724 1083.2397 4259.2925 1100.8081 4275.3784 L 1094.9872 4325.1733 z M 1424.5786 3622.0696 C 1405.5287 3641.093 1399.6812 3677.738 1368.9369 3677.738 C 1300.0659 3827.095 1159.4132 3947.2693 1165.287 4127.424 C 1100.8081 4143.5107 1141.8715 4213.8364 1122.8214 4254.8467 C 1097.9243 4210.899 1039.3455 4228.4673 1002.7008 4232.939 L 982.222 4262.1494 C 963.1457 4262.1494 982.222 4200.6597 1017.3587 4212.381 C 1021.77747 4205.078 1034.9534 4202.1416 1030.535 4191.9023 C 1017.3587 4152.347 989.4716 4209.4175 974.81366 4169.8623 L 932.40106 4177.244 C 923.59064 4156.7124 969.0457 4161.105 982.222 4142.0283 C 1185.7924 3916.5234 1094.9872 3567.882 1276.65 3333.4617 C 1358.6178 3208.9487 1484.6388 3102.0044 1544.6997 2967.225 C 1658.9733 2917.4832 1634.0499 2781.3022 1657.4916 2680.1787 C 1702.8151 2588.633 1732.3158 2489.8374 1773.141 2395.3542 L 1770.1511 2398.3442 C 1799.546 2330.3994 1826.9839 2277.1655 1866.3007 2228.9844 C 1870.4017 2248.9607 1871.1954 2271.3447 1873.9473 2292.326 L 1874.1321 2292.141 C 1898.1035 2484.0698 1879.3975 2686.4758 1896.2778 2861.7625 C 1799.5994 3140.078 1470.0079 3323.2756 1424.5786 3622.0696 z M 3787.069 4144.1187 C 3752.488 4172.773 3707.5352 4201.057 3731.7446 4254.8726 C 3655.5447 4259.291 3574.9795 4281.198 3541.271 4360.336 C 3520.766 4361.8184 3498.8318 4386.7153 3478.2734 4367.718 C 3429.9866 4306.0967 3419.6416 4229.9756 3386.0132 4162.5864 C 3309.8665 4052.7312 3195.5396 3957.561 3154.6086 3832.995 C 3161.858 3832.995 3172.1238 3834.4766 3175.0872 3825.6658 C 3164.848 3796.4292 3125.266 3778.8083 3098.9402 3755.3657 C 2917.2507 3611.8555 2997.79 3359.8933 2838.114 3207.493 C 2786.8638 3125.552 2803.0305 3017.1519 2712.172 2954.1016 C 2744.4778 2649.381 2738.5513 2312.487 2718.072 2004.8823 C 2759.0562 2073.78 2756.1455 2158.6843 2775.143 2236.3394 C 2911.4033 2457.5574 2987.5242 2706.5303 3028.5876 2967.251 C 3100.3694 3043.4778 3090.077 3156.2695 3119.3928 3248.5557 C 3265.919 3465.3552 3409.4292 3682.1016 3443.1367 3945.812 C 3495.8684 4024.922 3555.9287 4169.887 3674.5413 4142.053 C 3717.0598 4123.03 3768.3098 4123.03 3815.2732 4114.298 L 3863.1895 4099.7197 C 3863.1895 4099.7197 3858.4004 4125.067 3826.7034 4104.985 S 3815.0884 4109.2183 3815.0884 4109.2183 L 3812.4424 4121.389 L 3843.6362 4149.408 L 3856.31 4149.408 C 3856.31 4149.408 3872.1584 4178.5127 3834.085 4190.6562 S 3779.131 4211.267 3777.0142 4214.9717 S 3750.0793 4193.329 3795.0056 4185.894 S 3849.4304 4156.2876 3844.1384 4144.646 S 3815.5898 4117.6587 3815.5898 4117.6587 L 3787.069 4144.1187 z M 2366.4688 4549.3022 C 2296.0896 4477.5205 2304.9795 4361.7925 2240.5269 4282.7085 C 2205.311 4188.993 2255.1843 4086.4404 2198.061 4001.4036 C 2281.5369 3831.5674 2129.19 3686.4963 2190.6792 3516.6343 C 2214.1477 3449.245 2234.6528 3367.1716 2225.8953 3305.629 L 2261.0586 3270.4397 C 2266.906 3138.6511 2247.8293 3024.3777 2282.9927 2904.2566 C 2347.5247 3154.7378 2316.727 3465.3318 2255.2378 3712.8765 C 2242.0618 3819.8208 2239.0986 3941.4233 2310.827 4021.9895 C 2296.1694 4187.4863 2388.4822 4328.1123 2395.8638 4493.6094 C 2389.8848 4514.1123 2378.163 4531.734 2366.4688 4549.3022 z M 95.8941 811.95624 L 58.640636 809.6017 C 70.388145 805.18335 83.008896 807.9085 95.8941 811.95624 L 171.40628 816.87756 C 148.09657 834.4193 121.426285 820.0 95.8941 811.95624 z M 1831.0582 1076.1431 C 1754.9114 970.70703 1605.5011 1045.4247 1500.0383 1013.1721 C 1404.7616 975.12537 1283.2388 998.4879 1176.3473 992.66705 L 1163.1182 1005.86957 C 990.26575 1039.5771 807.20074 1011.6904 656.28217 950.2012 C 646.04297 941.4703 650.3818 900.40686 621.1192 907.7619 C 609.45123 918.0011 615.2721 935.56946 613.7904 950.2012 C 553.7299 966.34033 495.17767 917.9753 452.63263 957.53033 C 373.57495 951.7095 281.28854 926.8119 206.57007 942.9253 C 187.49379 941.4436 164.10455 948.7195 149.41997 935.54364 C 250.51724 872.57263 355.98035 967.79614 452.606 935.54364 L 465.78226 922.39355 C 433.60886 887.25684 322.27237 913.58276 360.3458 830.10675 C 313.51443 808.12006 253.40103 818.38586 206.57007 794.97003 L 347.16953 787.6408 C 331.08282 765.6541 279.8331 746.57745 249.03558 752.4774 C 227.10176 734.9357 200.64343 729.0882 171.40668 731.94574 C 249.03558 688.05145 292.95612 784.6509 360.3458 759.75336 C 410.2196 781.81995 473.19058 805.23505 487.8485 865.26935 C 506.84564 874.1068 506.84564 852.04016 515.68274 844.8168 L 515.68274 830.13257 C 717.7715 808.1459 884.8293 830.13257 1092.8184 822.88336 L 1198.2811 857.9668 C 1208.5203 860.9301 1177.8024 878.4452 1204.1815 887.28265 C 1294.9863 846.2726 1400.4232 837.3826 1500.0383 822.8567 C 1612.8295 904.7194 1798.9114 906.2277 1831.0582 1076.1431 z M 1598.251 822.8309 L 1620.1586 837.3568 L 1585.0219 837.3568 L 1598.251 822.8309 z M 1570.3376 802.2467 C 1532.2643 837.33014 1502.9484 767.1099 1464.875 759.70166 C 1502.9751 767.1099 1538.111 781.76746 1570.3376 802.2467 z M 339.86658 267.60315 L 360.37164 247.09811 L 360.37164 289.58987 C 320.86945 263.1848 266.70932 258.7657 241.7589 211.93472 C 279.85895 214.8714 316.5036 238.28728 339.86658 267.60315 z M 213.97755 126.92377 C 232.9747 128.43208 249.06142 140.09964 262.2906 154.75798 C 240.25058 160.63214 218.31677 146.00044 213.97755 126.92377 z M 2484.4202 49.26863 C 2510.7996 49.26863 2526.9387 75.70032 2547.391 84.43202 C 2538.6328 80.09281 2472.752 96.25865 2484.4202 49.26863 z M 2456.586 71.33527 L 2463.8618 78.58451 L 2434.6519 91.76038 L 2456.586 71.33527 z M 2188.484 36.118595 C 2175.308 52.205307 2150.4104 40.53693 2140.1445 63.952812 C 2121.0945 66.91613 2168.0579 34.636936 2188.484 36.118595 z M 2456.586 682.0723 L 2434.6785 682.0723 L 2456.586 619.1014 L 2456.586 682.0723 z M 2399.4626 570.84204 C 2368.6384 570.84204 2336.465 589.813 2293.9998 576.6363 C 2275.0032 584.01794 2264.684 566.3971 2252.9365 556.1312 L 2257.4082 523.7729 C 2256.0322 522.42365 2254.2332 522.741 2252.9365 520.9945 L 2258.8364 513.66534 L 2257.4082 523.79877 C 2281.6177 547.5844 2322.363 516.62866 2358.3733 541.5787 L 2371.6025 528.3495 L 2343.7158 500.5153 C 2361.3633 496.1236 2384.7527 509.27283 2393.59 485.85776 C 2390.6533 460.9602 2362.7659 469.71857 2351.0984 458.02353 C 2311.5166 474.11026 2283.709 453.65768 2245.6355 471.1994 C 2223.5957 484.34946 2263.1506 450.69437 2230.978 443.3652 L 2188.3005 477.28513 C 2189.8088 459.71674 2219.0981 426.77625 2183.9614 412.19785 L 2143.8242 444.74188 C 2155.7566 375.28876 2129.9602 345.23245 2118.1594 302.7399 C 2160.6255 251.46396 2153.3755 167.96132 2223.5957 141.55547 C 2314.5332 160.63214 2437.4844 93.26869 2463.837 189.86809 C 2449.232 242.59984 2562.0237 267.60236 2491.7236 317.3708 C 2491.7485 414.07596 2481.4827 519.5653 2399.4626 570.84204 z M 3152.3606 802.2467 C 3049.808 748.03326 2926.7769 702.6307 2808.085 731.8941 C 2723.868 707.12897 2650.367 731.3119 2576.707 754.54205 C 2651.7695 729.93604 2720.4814 659.60925 2808.085 661.59393 L 2793.4275 646.9889 C 2853.5144 619.1022 2929.6611 611.8522 2997.0513 626.4572 C 2982.3938 658.6831 2929.6619 663.10223 2941.4094 696.7307 C 3109.8164 537.05457 3377.9453 605.92554 3524.3923 408.2026 C 3616.441 351.79376 3730.8994 341.50125 3840.7278 323.37738 L 3841.2043 322.90097 C 3974.5012 301.39066 4096.606 268.26447 4166.747 134.33208 C 4245.8047 122.61121 4298.5356 47.813618 4377.673 36.14524 L 4399.659 36.14524 C 4341.081 75.72696 4260.4624 93.295334 4223.8965 154.75798 C 4254.6147 157.74796 4289.7515 125.52124 4329.3325 126.92377 C 4313.1934 175.28967 4206.3013 146.00044 4237.046 204.5789 L 4264.801 204.5789 C 4286.8677 232.41313 4209.2114 232.41313 4181.404 247.0973 L 4166.7466 247.0973 C 4171.1646 236.77817 4157.989 232.38647 4153.517 225.13725 C 4128.673 233.86815 4112.533 267.60315 4124.201 289.61652 C 4146.268 311.52408 4190.188 304.19492 4216.4883 295.3841 C 4250.276 267.629 4289.7773 242.65233 4314.675 211.98721 C 4316.21 220.74475 4308.775 233.89479 4322.0044 239.82143 L 4329.3335 239.82143 C 4311.765 299.80243 4247.26 308.69238 4201.8306 330.59995 C 4194.5815 345.28415 4182.807 329.1183 4173.9966 324.69995 C 4034.8787 439.0268 3869.3025 493.13364 3724.3105 591.32043 C 3668.0334 637.25195 3612.9736 638.9718 3532.0647 648.25903 L 3515.3691 649.13184 C 3487.535 651.9103 3459.9656 655.1909 3433.5596 661.6198 C 3338.442 705.62067 3252.0293 772.93085 3152.3606 802.2467 z" svg:height="46.705334mm" draw:style-name="style-17" svg:viewBox="0.0 0.0 4658.992 4670.5337" svg:width="46.589924mm" svg:x="55.36476mm" svg:y="92.93486mm"/>
                <draw:path svg:d="M 618.22534 484.76932 C 609.3353 502.4168 591.82025 497.99847 575.6803 497.99847 L 568.431 492.09848 C 580.07275 489.18765 602.03284 465.69263 618.22534 484.76932 z M 1160.1189 83.37023 C 1217.3214 54.186775 1278.7842 32.120132 1335.8817 0.0 L 1341.8083 5.767574 C 1289.0767 57.04351 1224.5981 79.08351 1160.1455 98.05441 L 1160.1455 83.37023 z M 13.123391 281.17227 L 0.0 281.17227 C 29.236748 265.11218 67.310165 219.63048 70.30013 188.88542 L 83.476006 188.88542 C 92.286835 232.80635 45.402588 266.59384 13.123391 281.17227 z M 83.476006 512.656 L 76.22677 497.99847 C 90.88431 500.93515 108.40019 493.58014 118.69269 505.2477 C 117.21022 518.4244 96.626045 511.17435 83.476006 512.656 z M 357.34656 273.84308 L 336.92062 273.84308 C 339.83066 246.03552 331.07312 222.59299 316.4156 203.54295 C 347.15982 188.88542 344.1707 225.5563 357.34656 238.70634 L 357.34656 273.84308 z M 188.93872 984.2761 L 175.76285 949.2185 C 190.42038 949.2185 207.98875 944.7202 216.7471 962.3685 L 188.93872 984.2761 z M 251.88383 645.9271 C 268.02304 621.0562 316.4156 619.6012 344.1707 632.7771 L 251.88383 645.9271 z M 386.6624 899.3976 C 386.6624 906.72675 388.17072 916.91266 379.41318 919.876 L 357.3732 919.876 C 360.33652 909.61096 370.65485 891.98926 386.6624 899.3976 z M 407.21994 976.94696 C 399.89078 984.24945 383.80408 978.4286 372.0041 997.42535 C 360.3357 988.6678 355.97067 976.94696 357.34656 962.34186 L 372.0041 962.34186 C 369.14655 972.5811 380.8674 976.94696 386.66162 984.24945 C 405.71164 972.5811 388.16992 934.4552 421.90414 941.8102 C 430.63583 950.62103 418.94162 968.1369 407.21994 976.94696 z M 421.90494 618.11957 C 449.66003 601.98035 480.45758 616.6112 505.3543 632.7771 C 480.45676 643.0163 449.6592 619.5745 421.90494 618.11957 z" svg:height="9.974254mm" draw:style-name="style-18" svg:viewBox="0.0 0.0 1341.8083 997.42535" svg:width="13.418084mm" svg:x="75.08213mm" svg:y="99.69817mm"/>
                <draw:path svg:d="M 63.050896 42.490944 C 89.45594 39.500977 126.02186 51.248486 140.6794 35.10929 L 120.121056 21.933414 C 123.111015 17.59421 126.02105 13.175875 133.35022 14.68418 L 133.35022 0.0 C 87.94763 4.418335 36.72418 -8.810831 0.0 14.68418 L 98.18683 21.933414 C 90.805984 36.59014 61.622528 16.085096 63.050896 42.490944 z" svg:height="0.4384913mm" draw:style-name="style-19" svg:viewBox="0.0 0.0 140.6794 43.849133" svg:width="1.406794mm" svg:x="77.747536mm" svg:y="94.90764mm"/>
                <draw:path svg:d="M 22.039997 52.51375 C 26.405848 71.51049 54.21342 71.51049 70.352615 80.34797 C 111.33687 70.02883 114.32603 37.882053 140.65274 10.047835 C 92.26019 7.0845156 43.947575 -14.849707 0.0 17.323715 C 16.139194 27.616207 30.797537 20.287035 49.794277 37.855408 L 22.039997 52.51375 z" svg:height="0.80347973mm" draw:style-name="style-20" svg:viewBox="0.0 0.0 140.65274 80.34797" svg:width="1.4065274mm" svg:x="76.97152mm" svg:y="95.583694mm"/>
                <draw:path svg:d="M 21.396463 71.38049 C 52.14071 86.064674 91.722435 78.65637 113.63001 50.8488 L 106.354126 43.599564 L 126.85918 15.765348 C 100.45413 -7.7030177 53.62237 -0.37384668 21.396463 8.462823 C -21.148579 15.764541 11.157264 53.81212 21.396463 71.38049 z" svg:height="0.78764254mm" draw:style-name="style-21" svg:viewBox="0.0 0.0 126.85908 78.76425" svg:width="1.2685907mm" svg:x="78.86708mm" svg:y="95.52653mm"/>
                <draw:path svg:d="M 23.688799 63.10338 L 31.070454 0.0 C 19.269655 24.950026 -7.0029635 44.026703 1.7545763 77.70843 C 31.070454 114.35348 63.243874 96.73182 101.31729 92.313484 L 101.31729 70.37926 C 74.99219 89.42929 50.094646 65.98676 23.688799 63.10338 z" svg:height="1.004301mm" draw:style-name="style-22" svg:viewBox="0.0 0.0 101.317116 100.4301" svg:width="1.0131712mm" svg:x="77.93557mm" svg:y="96.313095mm"/>
                <draw:path svg:d="M 0.0 14.657535 C 109.80232 68.87096 250.45425 83.52849 366.15698 84.93102 C 253.3118 42.465107 114.19401 58.631756 7.249638 0.0 L 0.0 14.657535 z" svg:height="0.8493102mm" draw:style-name="style-23" svg:viewBox="0.0 0.0 366.15698 84.93102" svg:width="3.6615698mm" svg:x="67.40657mm" svg:y="101.86565mm"/>
                <draw:path svg:d="M 7.381655 0.0 L 0.0 40.984253 C 9.683679 50.66793 15.901806 67.70743 22.912844 83.0529 L 38.364902 67.44259 C 27.622667 45.16439 20.161074 21.45783 7.381655 0.0 z" svg:height="0.83052903mm" draw:style-name="style-24" svg:viewBox="0.0 0.0 38.364902 83.0529" svg:width="0.38364905mm" svg:x="76.19523mm" svg:y="112.705345mm"/>
              </draw:g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222.75006mm" fo:page-width="157.50116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